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232in" svg:height="3.1728in" svg:x="0in" svg:y="2.1469in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772in" svg:height="3.1488in" svg:x="0in" svg:y="5.7071in">
            <draw:object draw:notify-on-update-of-ranges="Sheet1.A3:Sheet1.A10 Sheet1.C2:Sheet1.C2 Sheet1.C3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685in" svg:height="3.1441in" svg:x="0in" svg:y="9.2622in">
            <draw:object draw:notify-on-update-of-ranges="Sheet1.A3:Sheet1.A10 Sheet1.D2:Sheet1.D2 Sheet1.D3:Sheet1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224in" svg:height="3.1717in" svg:x="7.1114in" svg:y="2.1382in">
            <draw:object draw:notify-on-update-of-ranges="Sheet1.A3:Sheet1.A10 Sheet1.E2:Sheet1.E2 Sheet1.E3:Sheet1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72in" svg:height="3.1488in" svg:x="7.111in" svg:y="5.7024in">
            <draw:object draw:notify-on-update-of-ranges="Sheet1.A3:Sheet1.A10 Sheet1.F2:Sheet1.F2 Sheet1.F3:Sheet1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1685in" svg:height="3.1441in" svg:x="7.1339in" svg:y="9.2551in">
            <draw:object draw:notify-on-update-of-ranges="Sheet1.A3:Sheet1.A10 Sheet1.G2:Sheet1.G2 Sheet1.G3:Sheet1.G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224in" svg:height="3.1717in" svg:x="14.2228in" svg:y="2.1382in">
            <draw:object draw:notify-on-update-of-ranges="Sheet1.A3:Sheet1.A10 Sheet1.H2:Sheet1.H2 Sheet1.H3:Sheet1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1772in" svg:height="3.1488in" svg:x="14.2224in" svg:y="5.7024in">
            <draw:object draw:notify-on-update-of-ranges="Sheet1.A3:Sheet1.A10 Sheet1.I2:Sheet1.I2 Sheet1.I3:Sheet1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1685in" svg:height="3.1441in" svg:x="14.2224in" svg:y="9.2661in">
            <draw:object draw:notify-on-update-of-ranges="Sheet1.A3:Sheet1.A10 Sheet1.J2:Sheet1.J2 Sheet1.J3:Sheet1.J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224in" svg:height="3.1717in" svg:x="21.5492in" svg:y="2.1331in">
            <draw:object draw:notify-on-update-of-ranges="Sheet1.A3:Sheet1.A10 Sheet1.H2:Sheet1.H2 Sheet1.N3:Sheet1.N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1772in" svg:height="3.1488in" svg:x="21.5488in" svg:y="5.6886in">
            <draw:object draw:notify-on-update-of-ranges="Sheet1.A3:Sheet1.A10 Sheet1.I2:Sheet1.I2 Sheet1.O3:Sheet1.O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1685in" svg:height="3.1441in" svg:x="21.5488in" svg:y="9.4217in">
            <draw:object draw:notify-on-update-of-ranges="Sheet1.A3:Sheet1.A10 Sheet1.J2:Sheet1.J2 Sheet1.P3:Sheet1.P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224in" svg:height="3.1717in" svg:x="28.6626in" svg:y="2.1335in">
            <draw:object draw:notify-on-update-of-ranges="Sheet1.A3:Sheet1.A10 Sheet1.H2:Sheet1.H2 Sheet1.K3:Sheet1.K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6.1772in" svg:height="3.1488in" svg:x="28.6622in" svg:y="5.689in">
            <draw:object draw:notify-on-update-of-ranges="Sheet1.A3:Sheet1.A10 Sheet1.I2:Sheet1.I2 Sheet1.L3:Sheet1.L1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6.1685in" svg:height="3.1441in" svg:x="28.6622in" svg:y="9.4224in">
            <draw:object draw:notify-on-update-of-ranges="Sheet1.A3:Sheet1.A10 Sheet1.J2:Sheet1.J2 Sheet1.M3:Sheet1.M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1001" table:default-cell-style-name="ce1"/>
        <table:table-row table:style-name="ro1">
          <table:table-cell table:style-name="ce3" office:value-type="string" calcext:value-type="string">
            <text:p>OpenMP</text:p>
          </table:table-cell>
          <table:table-cell table:style-name="ce6" office:value-type="string" calcext:value-type="string" table:number-columns-spanned="3" table:number-rows-spanned="1">
            <text:p>A: 250x250x25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500x500x50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100x100x10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50x50x50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A: 25x25x25</text:p>
          </table:table-cell>
          <table:covered-table-cell table:number-columns-repeated="2"/>
          <table:table-cell table:style-name="Default"/>
          <table:table-cell/>
          <table:table-cell table:style-name="ce6"/>
          <table:table-cell table:number-columns-repeated="3"/>
          <table:table-cell table:style-name="ce11"/>
          <table:table-cell table:style-name="ce6" table:number-columns-spanned="3" table:number-rows-spanned="1"/>
          <table:covered-table-cell table:number-columns-repeated="2"/>
          <table:table-cell table:style-name="ce6" table:number-columns-spanned="3" table:number-rows-spanned="1"/>
          <table:covered-table-cell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33.3502" calcext:value-type="float">
            <text:p>33.350200</text:p>
          </table:table-cell>
          <table:table-cell table:formula="of:=[.$B$3]/[.$B3]" office:value-type="float" office:value="1" calcext:value-type="float">
            <text:p>1</text:p>
          </table:table-cell>
          <table:table-cell table:formula="of:=[.$C3]/[.$A3]" office:value-type="float" office:value="1" calcext:value-type="float">
            <text:p>1</text:p>
          </table:table-cell>
          <table:table-cell table:style-name="ce7" office:value-type="float" office:value="5.10827" calcext:value-type="float">
            <text:p>5.10827</text:p>
          </table:table-cell>
          <table:table-cell table:formula="of:=[.$E$3]/[.$E3]" office:value-type="float" office:value="1" calcext:value-type="float">
            <text:p>1</text:p>
          </table:table-cell>
          <table:table-cell table:formula="of:=[.$F3]/[.$A3]" office:value-type="float" office:value="1" calcext:value-type="float">
            <text:p>1</text:p>
          </table:table-cell>
          <table:table-cell table:style-name="ce7" office:value-type="float" office:value="1.80271" calcext:value-type="float">
            <text:p>1.80271</text:p>
          </table:table-cell>
          <table:table-cell table:formula="of:=[.$H$3]/[.$H3]" office:value-type="float" office:value="1" calcext:value-type="float">
            <text:p>1</text:p>
          </table:table-cell>
          <table:table-cell table:formula="of:=[.$I3]/[.$A3]" office:value-type="float" office:value="1" calcext:value-type="float">
            <text:p>1</text:p>
          </table:table-cell>
          <table:table-cell table:style-name="ce7" office:value-type="float" office:value="0.166714" calcext:value-type="float">
            <text:p>0.166714</text:p>
          </table:table-cell>
          <table:table-cell table:formula="of:=[.$K$3]/[.$K3]" office:value-type="float" office:value="1" calcext:value-type="float">
            <text:p>1</text:p>
          </table:table-cell>
          <table:table-cell table:formula="of:=[.$L3]/[.$A3]" office:value-type="float" office:value="1" calcext:value-type="float">
            <text:p>1</text:p>
          </table:table-cell>
          <table:table-cell table:style-name="ce7" office:value-type="float" office:value="0.0174449" calcext:value-type="float">
            <text:p>0.0174449</text:p>
          </table:table-cell>
          <table:table-cell table:formula="of:=[.$N$3]/[.$N3]" office:value-type="float" office:value="1" calcext:value-type="float">
            <text:p>1</text:p>
          </table:table-cell>
          <table:table-cell table:formula="of:=[.$O3]/[.$A3]" office:value-type="float" office:value="1" calcext:value-type="float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18.1446" calcext:value-type="float">
            <text:p>18.144600</text:p>
          </table:table-cell>
          <table:table-cell table:formula="of:=[.$B$3]/[.$B4]" office:value-type="float" office:value="1.83802343396934" calcext:value-type="float">
            <text:p>1.83802343396934</text:p>
          </table:table-cell>
          <table:table-cell table:formula="of:=[.$C4]/[.$A4]" office:value-type="float" office:value="0.919011716984668" calcext:value-type="float">
            <text:p>0.919011716984668</text:p>
          </table:table-cell>
          <table:table-cell table:style-name="ce7" office:value-type="float" office:value="2.72365" calcext:value-type="float">
            <text:p>2.72365</text:p>
          </table:table-cell>
          <table:table-cell table:formula="of:=[.$E$3]/[.$E4]" office:value-type="float" office:value="1.87552365392029" calcext:value-type="float">
            <text:p>1.87552365392029</text:p>
          </table:table-cell>
          <table:table-cell table:formula="of:=[.$F4]/[.$A4]" office:value-type="float" office:value="0.937761826960145" calcext:value-type="float">
            <text:p>0.937761826960145</text:p>
          </table:table-cell>
          <table:table-cell table:style-name="ce7" office:value-type="float" office:value="0.974809" calcext:value-type="float">
            <text:p>0.974809</text:p>
          </table:table-cell>
          <table:table-cell table:formula="of:=[.$H$3]/[.$H4]" office:value-type="float" office:value="1.84929560560069" calcext:value-type="float">
            <text:p>1.84929560560069</text:p>
          </table:table-cell>
          <table:table-cell table:formula="of:=[.$I4]/[.$A4]" office:value-type="float" office:value="0.924647802800343" calcext:value-type="float">
            <text:p>0.924647802800343</text:p>
          </table:table-cell>
          <table:table-cell table:style-name="ce7" office:value-type="float" office:value="0.093198" calcext:value-type="float">
            <text:p>0.093198</text:p>
          </table:table-cell>
          <table:table-cell table:formula="of:=[.$K$3]/[.$K4]" office:value-type="float" office:value="1.78881521062684" calcext:value-type="float">
            <text:p>1.78881521062684</text:p>
          </table:table-cell>
          <table:table-cell table:formula="of:=[.$L4]/[.$A4]" office:value-type="float" office:value="0.894407605313419" calcext:value-type="float">
            <text:p>0.894407605313419</text:p>
          </table:table-cell>
          <table:table-cell table:style-name="ce7" office:value-type="float" office:value="0.0106918" calcext:value-type="float">
            <text:p>0.0106918</text:p>
          </table:table-cell>
          <table:table-cell table:formula="of:=[.$N$3]/[.$N4]" office:value-type="float" office:value="1.63161488243327" calcext:value-type="float">
            <text:p>1.63161488243327</text:p>
          </table:table-cell>
          <table:table-cell table:formula="of:=[.$O4]/[.$A4]" office:value-type="float" office:value="0.815807441216633" calcext:value-type="float">
            <text:p>0.815807441216633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11.1122" calcext:value-type="float">
            <text:p>11.112200</text:p>
          </table:table-cell>
          <table:table-cell table:formula="of:=[.$B$3]/[.$B5]" office:value-type="float" office:value="3.00122388005975" calcext:value-type="float">
            <text:p>3.00122388005975</text:p>
          </table:table-cell>
          <table:table-cell table:formula="of:=[.$C5]/[.$A5]" office:value-type="float" office:value="0.750305970014939" calcext:value-type="float">
            <text:p>0.750305970014939</text:p>
          </table:table-cell>
          <table:table-cell table:style-name="ce7" office:value-type="float" office:value="1.65562" calcext:value-type="float">
            <text:p>1.65562</text:p>
          </table:table-cell>
          <table:table-cell table:formula="of:=[.$E$3]/[.$E5]" office:value-type="float" office:value="3.08541211147486" calcext:value-type="float">
            <text:p>3.08541211147486</text:p>
          </table:table-cell>
          <table:table-cell table:formula="of:=[.$F5]/[.$A5]" office:value-type="float" office:value="0.771353027868714" calcext:value-type="float">
            <text:p>0.771353027868714</text:p>
          </table:table-cell>
          <table:table-cell table:style-name="ce7" office:value-type="float" office:value="0.56896" calcext:value-type="float">
            <text:p>0.56896</text:p>
          </table:table-cell>
          <table:table-cell table:formula="of:=[.$H$3]/[.$H5]" office:value-type="float" office:value="3.16843011811024" calcext:value-type="float">
            <text:p>3.16843011811024</text:p>
          </table:table-cell>
          <table:table-cell table:formula="of:=[.$I5]/[.$A5]" office:value-type="float" office:value="0.792107529527559" calcext:value-type="float">
            <text:p>0.792107529527559</text:p>
          </table:table-cell>
          <table:table-cell table:style-name="ce7" office:value-type="float" office:value="0.0565118" calcext:value-type="float">
            <text:p>0.0565118</text:p>
          </table:table-cell>
          <table:table-cell table:formula="of:=[.$K$3]/[.$K5]" office:value-type="float" office:value="2.95007414380713" calcext:value-type="float">
            <text:p>2.95007414380713</text:p>
          </table:table-cell>
          <table:table-cell table:formula="of:=[.$L5]/[.$A5]" office:value-type="float" office:value="0.737518535951784" calcext:value-type="float">
            <text:p>0.737518535951784</text:p>
          </table:table-cell>
          <table:table-cell table:style-name="ce7" office:value-type="float" office:value="0.00754378" calcext:value-type="float">
            <text:p>0.00754378</text:p>
          </table:table-cell>
          <table:table-cell table:formula="of:=[.$N$3]/[.$N5]" office:value-type="float" office:value="2.31248790394206" calcext:value-type="float">
            <text:p>2.31248790394206</text:p>
          </table:table-cell>
          <table:table-cell table:formula="of:=[.$O5]/[.$A5]" office:value-type="float" office:value="0.578121975985514" calcext:value-type="float">
            <text:p>0.578121975985514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8.62543" calcext:value-type="float">
            <text:p>8.625430</text:p>
          </table:table-cell>
          <table:table-cell table:formula="of:=[.$B$3]/[.$B6]" office:value-type="float" office:value="3.86649709057983" calcext:value-type="float">
            <text:p>3.86649709057983</text:p>
          </table:table-cell>
          <table:table-cell table:formula="of:=[.$C6]/[.$A6]" office:value-type="float" office:value="0.483312136322479" calcext:value-type="float">
            <text:p>0.483312136322479</text:p>
          </table:table-cell>
          <table:table-cell table:style-name="ce7" office:value-type="float" office:value="1.29287" calcext:value-type="float">
            <text:p>1.29287</text:p>
          </table:table-cell>
          <table:table-cell table:formula="of:=[.$E$3]/[.$E6]" office:value-type="float" office:value="3.95110877350391" calcext:value-type="float">
            <text:p>3.95110877350391</text:p>
          </table:table-cell>
          <table:table-cell table:formula="of:=[.$F6]/[.$A6]" office:value-type="float" office:value="0.493888596687989" calcext:value-type="float">
            <text:p>0.493888596687989</text:p>
          </table:table-cell>
          <table:table-cell table:style-name="ce7" office:value-type="float" office:value="0.397534" calcext:value-type="float">
            <text:p>0.397534</text:p>
          </table:table-cell>
          <table:table-cell table:formula="of:=[.$H$3]/[.$H6]" office:value-type="float" office:value="4.53473162044001" calcext:value-type="float">
            <text:p>4.53473162044001</text:p>
          </table:table-cell>
          <table:table-cell table:formula="of:=[.$I6]/[.$A6]" office:value-type="float" office:value="0.566841452555002" calcext:value-type="float">
            <text:p>0.566841452555002</text:p>
          </table:table-cell>
          <table:table-cell table:style-name="ce7" office:value-type="float" office:value="0.0408987" calcext:value-type="float">
            <text:p>0.0408987</text:p>
          </table:table-cell>
          <table:table-cell table:formula="of:=[.$K$3]/[.$K6]" office:value-type="float" office:value="4.07626648279774" calcext:value-type="float">
            <text:p>4.07626648279774</text:p>
          </table:table-cell>
          <table:table-cell table:formula="of:=[.$L6]/[.$A6]" office:value-type="float" office:value="0.509533310349718" calcext:value-type="float">
            <text:p>0.509533310349718</text:p>
          </table:table-cell>
          <table:table-cell table:style-name="ce7" office:value-type="float" office:value="0.00664042" calcext:value-type="float">
            <text:p>0.00664042</text:p>
          </table:table-cell>
          <table:table-cell table:formula="of:=[.$N$3]/[.$N6]" office:value-type="float" office:value="2.62707780531954" calcext:value-type="float">
            <text:p>2.62707780531954</text:p>
          </table:table-cell>
          <table:table-cell table:formula="of:=[.$O6]/[.$A6]" office:value-type="float" office:value="0.328384725664943" calcext:value-type="float">
            <text:p>0.328384725664943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6.70788" calcext:value-type="float">
            <text:p>6.707880</text:p>
          </table:table-cell>
          <table:table-cell table:formula="of:=[.$B$3]/[.$B7]" office:value-type="float" office:value="4.97179436722183" calcext:value-type="float">
            <text:p>4.97179436722183</text:p>
          </table:table-cell>
          <table:table-cell table:formula="of:=[.$C7]/[.$A7]" office:value-type="float" office:value="0.310737147951365" calcext:value-type="float">
            <text:p>0.310737147951365</text:p>
          </table:table-cell>
          <table:table-cell table:style-name="ce7" office:value-type="float" office:value="1.13976" calcext:value-type="float">
            <text:p>1.13976</text:p>
          </table:table-cell>
          <table:table-cell table:formula="of:=[.$E$3]/[.$E7]" office:value-type="float" office:value="4.4818821506282" calcext:value-type="float">
            <text:p>4.4818821506282</text:p>
          </table:table-cell>
          <table:table-cell table:formula="of:=[.$F7]/[.$A7]" office:value-type="float" office:value="0.280117634414263" calcext:value-type="float">
            <text:p>0.280117634414263</text:p>
          </table:table-cell>
          <table:table-cell table:style-name="ce7" office:value-type="float" office:value="0.334202" calcext:value-type="float">
            <text:p>0.334202</text:p>
          </table:table-cell>
          <table:table-cell table:formula="of:=[.$H$3]/[.$H7]" office:value-type="float" office:value="5.39407304564305" calcext:value-type="float">
            <text:p>5.39407304564305</text:p>
          </table:table-cell>
          <table:table-cell table:formula="of:=[.$I7]/[.$A7]" office:value-type="float" office:value="0.337129565352691" calcext:value-type="float">
            <text:p>0.337129565352691</text:p>
          </table:table-cell>
          <table:table-cell table:style-name="ce7" office:value-type="float" office:value="0.039214" calcext:value-type="float">
            <text:p>0.039214</text:p>
          </table:table-cell>
          <table:table-cell table:formula="of:=[.$K$3]/[.$K7]" office:value-type="float" office:value="4.25138980976182" calcext:value-type="float">
            <text:p>4.25138980976182</text:p>
          </table:table-cell>
          <table:table-cell table:formula="of:=[.$L7]/[.$A7]" office:value-type="float" office:value="0.265711863110114" calcext:value-type="float">
            <text:p>0.265711863110114</text:p>
          </table:table-cell>
          <table:table-cell table:style-name="ce7" office:value-type="float" office:value="0.00653717" calcext:value-type="float">
            <text:p>0.00653717</text:p>
          </table:table-cell>
          <table:table-cell table:formula="of:=[.$N$3]/[.$N7]" office:value-type="float" office:value="2.66857065060263" calcext:value-type="float">
            <text:p>2.66857065060263</text:p>
          </table:table-cell>
          <table:table-cell table:formula="of:=[.$O7]/[.$A7]" office:value-type="float" office:value="0.166785665662664" calcext:value-type="float">
            <text:p>0.166785665662664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9.76958" calcext:value-type="float">
            <text:p>9.769580</text:p>
          </table:table-cell>
          <table:table-cell table:formula="of:=[.$B$3]/[.$B8]" office:value-type="float" office:value="3.41367796773249" calcext:value-type="float">
            <text:p>3.41367796773249</text:p>
          </table:table-cell>
          <table:table-cell table:formula="of:=[.$C8]/[.$A8]" office:value-type="float" office:value="0.10667743649164" calcext:value-type="float">
            <text:p>0.10667743649164</text:p>
          </table:table-cell>
          <table:table-cell table:style-name="ce7" office:value-type="float" office:value="1.1169" calcext:value-type="float">
            <text:p>1.1169</text:p>
          </table:table-cell>
          <table:table-cell table:formula="of:=[.$E$3]/[.$E8]" office:value-type="float" office:value="4.5736144686185" calcext:value-type="float">
            <text:p>4.5736144686185</text:p>
          </table:table-cell>
          <table:table-cell table:formula="of:=[.$F8]/[.$A8]" office:value-type="float" office:value="0.142925452144328" calcext:value-type="float">
            <text:p>0.142925452144328</text:p>
          </table:table-cell>
          <table:table-cell table:style-name="ce7" office:value-type="float" office:value="0.503941" calcext:value-type="float">
            <text:p>0.503941</text:p>
          </table:table-cell>
          <table:table-cell table:formula="of:=[.$H$3]/[.$H8]" office:value-type="float" office:value="3.57722431792611" calcext:value-type="float">
            <text:p>3.57722431792611</text:p>
          </table:table-cell>
          <table:table-cell table:formula="of:=[.$I8]/[.$A8]" office:value-type="float" office:value="0.111788259935191" calcext:value-type="float">
            <text:p>0.111788259935191</text:p>
          </table:table-cell>
          <table:table-cell table:style-name="ce7" office:value-type="float" office:value="0.0528082" calcext:value-type="float">
            <text:p>0.0528082</text:p>
          </table:table-cell>
          <table:table-cell table:formula="of:=[.$K$3]/[.$K8]" office:value-type="float" office:value="3.15697183391973" calcext:value-type="float">
            <text:p>3.15697183391973</text:p>
          </table:table-cell>
          <table:table-cell table:formula="of:=[.$L8]/[.$A8]" office:value-type="float" office:value="0.0986553698099916" calcext:value-type="float">
            <text:p>0.098655369809992</text:p>
          </table:table-cell>
          <table:table-cell table:style-name="ce7" office:value-type="float" office:value="0.00989827" calcext:value-type="float">
            <text:p>0.00989827</text:p>
          </table:table-cell>
          <table:table-cell table:formula="of:=[.$N$3]/[.$N8]" office:value-type="float" office:value="1.76241908939643" calcext:value-type="float">
            <text:p>1.76241908939643</text:p>
          </table:table-cell>
          <table:table-cell table:formula="of:=[.$O8]/[.$A8]" office:value-type="float" office:value="0.0550755965436384" calcext:value-type="float">
            <text:p>0.055075596543639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3.5862" calcext:value-type="float">
            <text:p>13.586200</text:p>
          </table:table-cell>
          <table:table-cell table:formula="of:=[.$B$3]/[.$B9]" office:value-type="float" office:value="2.45471139833066" calcext:value-type="float">
            <text:p>2.45471139833066</text:p>
          </table:table-cell>
          <table:table-cell table:formula="of:=[.$C9]/[.$A9]" office:value-type="float" office:value="0.0383548655989165" calcext:value-type="float">
            <text:p>0.038354865598917</text:p>
          </table:table-cell>
          <table:table-cell table:style-name="ce7" office:value-type="float" office:value="1.16528" calcext:value-type="float">
            <text:p>1.16528</text:p>
          </table:table-cell>
          <table:table-cell table:formula="of:=[.$E$3]/[.$E9]" office:value-type="float" office:value="4.38372751613346" calcext:value-type="float">
            <text:p>4.38372751613346</text:p>
          </table:table-cell>
          <table:table-cell table:formula="of:=[.$F9]/[.$A9]" office:value-type="float" office:value="0.0684957424395853" calcext:value-type="float">
            <text:p>0.068495742439585</text:p>
          </table:table-cell>
          <table:table-cell table:style-name="ce7" office:value-type="float" office:value="0.817833" calcext:value-type="float">
            <text:p>0.817833</text:p>
          </table:table-cell>
          <table:table-cell table:formula="of:=[.$H$3]/[.$H9]" office:value-type="float" office:value="2.20425196831138" calcext:value-type="float">
            <text:p>2.20425196831138</text:p>
          </table:table-cell>
          <table:table-cell table:formula="of:=[.$I9]/[.$A9]" office:value-type="float" office:value="0.0344414370048653" calcext:value-type="float">
            <text:p>0.034441437004865</text:p>
          </table:table-cell>
          <table:table-cell table:style-name="ce7" office:value-type="float" office:value="0.0819968" calcext:value-type="float">
            <text:p>0.0819968</text:p>
          </table:table-cell>
          <table:table-cell table:formula="of:=[.$K$3]/[.$K9]" office:value-type="float" office:value="2.03317690446456" calcext:value-type="float">
            <text:p>2.03317690446456</text:p>
          </table:table-cell>
          <table:table-cell table:formula="of:=[.$L9]/[.$A9]" office:value-type="float" office:value="0.0317683891322588" calcext:value-type="float">
            <text:p>0.031768389132259</text:p>
          </table:table-cell>
          <table:table-cell table:style-name="ce7" office:value-type="float" office:value="0.0122892" calcext:value-type="float">
            <text:p>0.0122892</text:p>
          </table:table-cell>
          <table:table-cell table:formula="of:=[.$N$3]/[.$N9]" office:value-type="float" office:value="1.41953097028285" calcext:value-type="float">
            <text:p>1.41953097028285</text:p>
          </table:table-cell>
          <table:table-cell table:formula="of:=[.$O9]/[.$A9]" office:value-type="float" office:value="0.0221801714106695" calcext:value-type="float">
            <text:p>0.02218017141067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3" table:number-rows-spanned="1">
            <text:p>С предобуславливателем!</text:p>
          </table:table-cell>
          <table:covered-table-cell table:number-columns-repeated="2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 number:title="User-defined">
      <number:number number:decimal-places="6" loext:min-decimal-places="6" number:min-integer-digits="1"/>
    </number:number-style>
    <number:number-style style:name="N123" number:title="User-defined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4:51:46.518898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6:58:32.835740461</meta:creation-date>
    <dc:date>2022-05-04T14:52:00.709887675</dc:date>
    <meta:editing-duration>PT18H9M30S</meta:editing-duration>
    <meta:editing-cycles>121</meta:editing-cycles>
    <meta:generator>LibreOffice/6.4.7.2$Linux_X86_64 LibreOffice_project/40$Build-2</meta:generator>
    <meta:document-statistic meta:table-count="1" meta:cell-count="135" meta:object-count="15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2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8cm" svg:height="8.06cm" xlink:href=".." xlink:type="simple" chart:class="chart:scatter" chart:style-name="ch1">
        <chart:title svg:x="6.511cm" svg:y="0.297cm" chart:style-name="ch2">
          <text:p>250x250x250</text:p>
        </chart:title>
        <chart:legend chart:legend-position="end" svg:x="13.013cm" svg:y="0.391cm" style:legend-expansion="custom" chartooo:width="2.286cm" chartooo:height="0.991cm" style:legend-expansion-aspect-ratio="2.30676084762866" chart:style-name="ch3"/>
        <chart:plot-area chart:style-name="ch4" table:cell-range-address="Sheet1.A3:Sheet1.B10 Sheet1.B2:Sheet1.B2" chart:data-source-has-labels="row" svg:x="0.878cm" svg:y="0.164cm" svg:width="14.659cm" svg:height="7.059cm">
          <chartooo:coordinate-region svg:x="2.187cm" svg:y="0.391cm" svg:width="13.11cm" svg:height="6.132cm"/>
          <chart:axis chart:dimension="x" chart:name="primary-x" chart:style-name="ch5">
            <chart:title svg:x="5.723cm" svg:y="7.113cm" chart:style-name="ch6">
              <text:p> number of threads</text:p>
            </chart:title>
          </chart:axis>
          <chart:axis chart:dimension="y" chart:name="primary-y" chart:style-name="ch7">
            <chart:title svg:x="0.008cm" svg:y="4.968cm" chart:style-name="ch8">
              <text:p>time, sec</text:p>
            </chart:title>
            <chart:grid chart:style-name="ch9" chart:class="major"/>
          </chart:axis>
          <chart:series chart:style-name="ch10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33.3502">
                <text:p>33.3502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1446">
                <text:p>18.1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.1122">
                <text:p>11.1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62543">
                <text:p>8.62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70788">
                <text:p>6.70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.76958">
                <text:p>9.76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3.5862">
                <text:p>13.5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6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867cm" svg:y="0.297cm" chart:style-name="ch2">
          <text:p>25x25x25</text:p>
        </chart:title>
        <chart:legend chart:legend-position="end" svg:x="13.005cm" svg:y="0.416cm" style:legend-expansion="custom" chartooo:width="2.273cm" chartooo:height="1.006cm" style:legend-expansion-aspect-ratio="2.25944333996024" chart:style-name="ch3"/>
        <chart:plot-area chart:style-name="ch4" table:cell-range-address="Sheet1.A3:Sheet1.A10 Sheet1.H2:Sheet1.H2 Sheet1.N3:Sheet1.N10" chart:data-source-has-labels="row" svg:x="0.866cm" svg:y="0.164cm" svg:width="14.667cm" svg:height="7.055cm">
          <chartooo:coordinate-region svg:x="2.652cm" svg:y="0.39cm" svg:width="12.641cm" svg:height="6.129cm"/>
          <chart:axis chart:dimension="x" chart:name="primary-x" chart:style-name="ch5">
            <chart:title svg:x="5.715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4.931cm" chart:style-name="ch8">
              <text:p>time, sec</text:p>
            </chart:title>
            <chart:grid chart:style-name="ch9" chart:class="major"/>
          </chart:axis>
          <chart:series chart:style-name="ch10" chart:values-cell-range-address="Sheet1.N3:Sheet1.N10" chart:label-cell-address="Sheet1.H2:Sheet1.H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0174449">
                <text:p>0.0174449</text:p>
                <draw:g>
                  <svg:desc>Sheet1.N3:Sheet1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06918">
                <text:p>0.0106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754378">
                <text:p>0.00754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664042">
                <text:p>0.00664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653717">
                <text:p>0.00653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989827">
                <text:p>0.00989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122892">
                <text:p>0.0122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773cm" svg:y="0.392cm" chart:style-name="ch2">
          <text:p>25x25x25</text:p>
        </chart:title>
        <chart:legend chart:legend-position="end" svg:x="12.181cm" svg:y="5.458cm" style:legend-expansion="custom" chartooo:width="2.967cm" chartooo:height="0.983cm" style:legend-expansion-aspect-ratio="3.01831129196338" chart:style-name="ch3"/>
        <chart:plot-area chart:style-name="ch4" table:cell-range-address="Sheet1.A3:Sheet1.A10 Sheet1.I2:Sheet1.I2 Sheet1.O3:Sheet1.O10" chart:data-source-has-labels="row" svg:x="1.461cm" svg:y="0.162cm" svg:width="13.963cm" svg:height="7.012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2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O3:Sheet1.O10" chart:label-cell-address="Sheet1.I2:Sheet1.I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O3:Sheet1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3161488243327">
                <text:p>1.63161488243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31248790394206">
                <text:p>2.31248790394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62707780531954">
                <text:p>2.62707780531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66857065060263">
                <text:p>2.66857065060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76241908939643">
                <text:p>1.76241908939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41953097028285">
                <text:p>1.41953097028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798cm" svg:y="0.295cm" chart:style-name="ch2">
          <text:p>25x25x25</text:p>
        </chart:title>
        <chart:legend chart:legend-position="end" svg:x="12.207cm" svg:y="0.347cm" style:legend-expansion="custom" chartooo:width="2.993cm" chartooo:height="0.868cm" style:legend-expansion-aspect-ratio="3.44815668202765" chart:style-name="ch3"/>
        <chart:plot-area chart:style-name="ch4" table:cell-range-address="Sheet1.A3:Sheet1.A10 Sheet1.J2:Sheet1.J2 Sheet1.P3:Sheet1.P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P3:Sheet1.P10" chart:label-cell-address="Sheet1.J2:Sheet1.J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P3:Sheet1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5807441216633">
                <text:p>0.815807441216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78121975985514">
                <text:p>0.578121975985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28384725664943">
                <text:p>0.328384725664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66785665662664">
                <text:p>0.166785665662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550755965436384">
                <text:p>0.0550755965436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221801714106695">
                <text:p>0.0221801714106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6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867cm" svg:y="0.297cm" chart:style-name="ch2">
          <text:p>50x50x50</text:p>
        </chart:title>
        <chart:legend chart:legend-position="end" svg:x="13.005cm" svg:y="0.416cm" style:legend-expansion="custom" chartooo:width="2.273cm" chartooo:height="1.006cm" style:legend-expansion-aspect-ratio="2.25944333996024" chart:style-name="ch3"/>
        <chart:plot-area chart:style-name="ch4" table:cell-range-address="Sheet1.A3:Sheet1.A10 Sheet1.H2:Sheet1.H2 Sheet1.K3:Sheet1.K10" chart:data-source-has-labels="row" svg:x="0.866cm" svg:y="0.163cm" svg:width="14.667cm" svg:height="7.056cm">
          <chartooo:coordinate-region svg:x="2.652cm" svg:y="0.39cm" svg:width="12.641cm" svg:height="6.129cm"/>
          <chart:axis chart:dimension="x" chart:name="primary-x" chart:style-name="ch5">
            <chart:title svg:x="5.715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4.931cm" chart:style-name="ch8">
              <text:p>time, sec</text:p>
            </chart:title>
            <chart:grid chart:style-name="ch9" chart:class="major"/>
          </chart:axis>
          <chart:series chart:style-name="ch10" chart:values-cell-range-address="Sheet1.K3:Sheet1.K10" chart:label-cell-address="Sheet1.H2:Sheet1.H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166714">
                <text:p>0.166714</text:p>
                <draw:g>
                  <svg:desc>Sheet1.K3:Sheet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3198">
                <text:p>0.093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65118">
                <text:p>0.0565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408987">
                <text:p>0.0408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39214">
                <text:p>0.039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528082">
                <text:p>0.0528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819968">
                <text:p>0.0819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773cm" svg:y="0.394cm" chart:style-name="ch2">
          <text:p>50x50x50</text:p>
        </chart:title>
        <chart:legend chart:legend-position="end" svg:x="12.181cm" svg:y="5.458cm" style:legend-expansion="custom" chartooo:width="2.967cm" chartooo:height="0.983cm" style:legend-expansion-aspect-ratio="3.01831129196338" chart:style-name="ch3"/>
        <chart:plot-area chart:style-name="ch4" table:cell-range-address="Sheet1.A3:Sheet1.A10 Sheet1.I2:Sheet1.I2 Sheet1.L3:Sheet1.L10" chart:data-source-has-labels="row" svg:x="1.461cm" svg:y="0.162cm" svg:width="13.963cm" svg:height="7.012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2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L3:Sheet1.L10" chart:label-cell-address="Sheet1.I2:Sheet1.I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L3:Sheet1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881521062684">
                <text:p>1.78881521062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95007414380713">
                <text:p>2.95007414380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07626648279774">
                <text:p>4.07626648279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25138980976182">
                <text:p>4.25138980976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15697183391973">
                <text:p>3.15697183391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.03317690446456">
                <text:p>2.03317690446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798cm" svg:y="0.295cm" chart:style-name="ch2">
          <text:p>50x50x50</text:p>
        </chart:title>
        <chart:legend chart:legend-position="end" svg:x="12.207cm" svg:y="0.347cm" style:legend-expansion="custom" chartooo:width="2.993cm" chartooo:height="0.868cm" style:legend-expansion-aspect-ratio="3.44815668202765" chart:style-name="ch3"/>
        <chart:plot-area chart:style-name="ch4" table:cell-range-address="Sheet1.A3:Sheet1.A10 Sheet1.J2:Sheet1.J2 Sheet1.M3:Sheet1.M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M3:Sheet1.M10" chart:label-cell-address="Sheet1.J2:Sheet1.J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4407605313419">
                <text:p>0.894407605313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37518535951784">
                <text:p>0.737518535951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09533310349718">
                <text:p>0.509533310349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65711863110114">
                <text:p>0.265711863110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986553698099916">
                <text:p>0.0986553698099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317683891322588">
                <text:p>0.0317683891322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452cm" svg:y="0.295cm" chart:style-name="ch2">
          <text:p>250x250x250</text:p>
        </chart:title>
        <chart:legend chart:legend-position="end" svg:x="12.284cm" svg:y="5.489cm" style:legend-expansion="custom" chartooo:width="2.873cm" chartooo:height="0.969cm" style:legend-expansion-aspect-ratio="2.96491228070175" chart:style-name="ch3"/>
        <chart:plot-area chart:style-name="ch4" table:cell-range-address="Sheet1.A3:Sheet1.A10 Sheet1.C2:Sheet1.C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1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C3:Sheet1.C10" chart:label-cell-address="Sheet1.C2:Sheet1.C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3802343396934">
                <text:p>1.83802343396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0122388005975">
                <text:p>3.00122388005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86649709057983">
                <text:p>3.86649709057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97179436722183">
                <text:p>4.97179436722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41367796773249">
                <text:p>3.41367796773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.45471139833066">
                <text:p>2.45471139833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441cm" svg:y="0.295cm" chart:style-name="ch2">
          <text:p>250x250x250</text:p>
        </chart:title>
        <chart:legend chart:legend-position="end" svg:x="12.207cm" svg:y="0.36cm" style:legend-expansion="custom" chartooo:width="3.032cm" chartooo:height="0.9cm" style:legend-expansion-aspect-ratio="3.36888888888889" chart:style-name="ch3"/>
        <chart:plot-area chart:style-name="ch4" table:cell-range-address="Sheet1.A3:Sheet1.A10 Sheet1.D2:Sheet1.D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D3:Sheet1.D10" chart:label-cell-address="Sheet1.D2:Sheet1.D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9011716984668">
                <text:p>0.919011716984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50305970014939">
                <text:p>0.750305970014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83312136322479">
                <text:p>0.483312136322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10737147951365">
                <text:p>0.310737147951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0667743649164">
                <text:p>0.10667743649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383548655989165">
                <text:p>0.0383548655989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3">
      <style:chart-properties chart:display-label="true" chart:logarithmic="true" chart:minimum="0.6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51cm" svg:y="0.297cm" chart:style-name="ch2">
          <text:p>500x500x500</text:p>
        </chart:title>
        <chart:legend chart:legend-position="end" svg:x="12.982cm" svg:y="0.417cm" style:legend-expansion="custom" chartooo:width="2.296cm" chartooo:height="0.904cm" style:legend-expansion-aspect-ratio="2.53982300884956" chart:style-name="ch3"/>
        <chart:plot-area chart:style-name="ch4" table:cell-range-address="Sheet1.A3:Sheet1.A10 Sheet1.E2:Sheet1.E10" chart:data-source-has-labels="row" svg:x="1.132cm" svg:y="0.165cm" svg:width="14.405cm" svg:height="7.057cm">
          <chartooo:coordinate-region svg:x="1.965cm" svg:y="0.391cm" svg:width="13.332cm" svg:height="6.131cm"/>
          <chart:axis chart:dimension="x" chart:name="primary-x" chart:style-name="ch5">
            <chart:title svg:x="5.85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4.933cm" chart:style-name="ch8">
              <text:p>time, sec</text:p>
            </chart:title>
            <chart:grid chart:style-name="ch9" chart:class="major"/>
          </chart:axis>
          <chart:series chart:style-name="ch10" chart:values-cell-range-address="Sheet1.E3:Sheet1.E10" chart:label-cell-address="Sheet1.E2:Sheet1.E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5.10827">
                <text:p>5.10827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2365">
                <text:p>2.72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65562">
                <text:p>1.65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29287">
                <text:p>1.2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3976">
                <text:p>1.13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1169">
                <text:p>1.1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16528">
                <text:p>1.1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452cm" svg:y="0.295cm" chart:style-name="ch2">
          <text:p>500x500x500</text:p>
        </chart:title>
        <chart:legend chart:legend-position="end" svg:x="12.162cm" svg:y="5.459cm" style:legend-expansion="custom" chartooo:width="2.987cm" chartooo:height="1.004cm" style:legend-expansion-aspect-ratio="2.97509960159363" chart:style-name="ch3"/>
        <chart:plot-area chart:style-name="ch4" table:cell-range-address="Sheet1.A3:Sheet1.A10 Sheet1.F2:Sheet1.F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1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F3:Sheet1.F10" chart:label-cell-address="Sheet1.F2:Sheet1.F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552365392029">
                <text:p>1.8755236539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8541211147486">
                <text:p>3.08541211147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95110877350391">
                <text:p>3.95110877350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4818821506282">
                <text:p>4.4818821506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5736144686185">
                <text:p>4.5736144686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.38372751613346">
                <text:p>4.38372751613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441cm" svg:y="0.295cm" chart:style-name="ch2">
          <text:p>500x500x500</text:p>
        </chart:title>
        <chart:legend chart:legend-position="end" svg:x="12.207cm" svg:y="0.347cm" style:legend-expansion="custom" chartooo:width="3.079cm" chartooo:height="0.868cm" style:legend-expansion-aspect-ratio="3.54723502304147" chart:style-name="ch3"/>
        <chart:plot-area chart:style-name="ch4" table:cell-range-address="Sheet1.A3:Sheet1.A10 Sheet1.G2:Sheet1.G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G3:Sheet1.G10" chart:label-cell-address="Sheet1.G2:Sheet1.G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7761826960145">
                <text:p>0.93776182696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71353027868714">
                <text:p>0.771353027868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93888596687989">
                <text:p>0.493888596687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80117634414263">
                <text:p>0.280117634414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42925452144328">
                <text:p>0.14292545214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684957424395853">
                <text:p>0.0684957424395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24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title svg:x="6.51cm" svg:y="0.297cm" chart:style-name="ch2">
          <text:p>100x100x100</text:p>
        </chart:title>
        <chart:legend chart:legend-position="end" svg:x="13.005cm" svg:y="0.416cm" style:legend-expansion="custom" chartooo:width="2.273cm" chartooo:height="1.006cm" style:legend-expansion-aspect-ratio="2.25944333996024" chart:style-name="ch3"/>
        <chart:plot-area chart:style-name="ch4" table:cell-range-address="Sheet1.A3:Sheet1.A10 Sheet1.H2:Sheet1.H10" chart:data-source-has-labels="row" svg:x="1.161cm" svg:y="0.165cm" svg:width="14.374cm" svg:height="7.056cm">
          <chartooo:coordinate-region svg:x="2.47cm" svg:y="0.391cm" svg:width="12.825cm" svg:height="6.13cm"/>
          <chart:axis chart:dimension="x" chart:name="primary-x" chart:style-name="ch5">
            <chart:title svg:x="5.864cm" svg:y="7.11cm" chart:style-name="ch6">
              <text:p> number of threads</text:p>
            </chart:title>
          </chart:axis>
          <chart:axis chart:dimension="y" chart:name="primary-y" chart:style-name="ch7">
            <chart:title svg:x="0.001cm" svg:y="4.933cm" chart:style-name="ch8">
              <text:p>time, sec</text:p>
            </chart:title>
            <chart:grid chart:style-name="ch9" chart:class="major"/>
          </chart:axis>
          <chart:series chart:style-name="ch10" chart:values-cell-range-address="Sheet1.H3:Sheet1.H10" chart:label-cell-address="Sheet1.H2:Sheet1.H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.80271">
                <text:p>1.80271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4809">
                <text:p>0.974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6896">
                <text:p>0.56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97534">
                <text:p>0.397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34202">
                <text:p>0.334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03941">
                <text:p>0.50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817833">
                <text:p>0.817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title svg:x="6.416cm" svg:y="0.264cm" chart:style-name="ch2">
          <text:p>100x100x100</text:p>
        </chart:title>
        <chart:legend chart:legend-position="end" svg:x="12.181cm" svg:y="5.458cm" style:legend-expansion="custom" chartooo:width="2.967cm" chartooo:height="0.983cm" style:legend-expansion-aspect-ratio="3.01831129196338" chart:style-name="ch3"/>
        <chart:plot-area chart:style-name="ch4" table:cell-range-address="Sheet1.A3:Sheet1.A10 Sheet1.I2:Sheet1.I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5">
            <chart:title svg:x="5.958cm" svg:y="7.052cm" chart:style-name="ch6">
              <text:p> number of threads</text:p>
            </chart:title>
          </chart:axis>
          <chart:axis chart:dimension="y" chart:name="primary-y" chart:style-name="ch7">
            <chart:title svg:x="0.201cm" svg:y="5.701cm" chart:style-name="ch8">
              <text:p>speedup, times</text:p>
            </chart:title>
            <chart:grid chart:style-name="ch9" chart:class="major"/>
          </chart:axis>
          <chart:series chart:style-name="ch10" chart:values-cell-range-address="Sheet1.I3:Sheet1.I10" chart:label-cell-address="Sheet1.I2:Sheet1.I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I3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929560560069">
                <text:p>1.84929560560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6843011811024">
                <text:p>3.16843011811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53473162044001">
                <text:p>4.53473162044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39407304564305">
                <text:p>5.39407304564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7722431792611">
                <text:p>3.57722431792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.20425196831138">
                <text:p>2.20425196831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e8e8e8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title svg:x="6.441cm" svg:y="0.295cm" chart:style-name="ch2">
          <text:p>100x100x100</text:p>
        </chart:title>
        <chart:legend chart:legend-position="end" svg:x="12.207cm" svg:y="0.347cm" style:legend-expansion="custom" chartooo:width="2.993cm" chartooo:height="0.868cm" style:legend-expansion-aspect-ratio="3.44815668202765" chart:style-name="ch3"/>
        <chart:plot-area chart:style-name="ch4" table:cell-range-address="Sheet1.A3:Sheet1.A10 Sheet1.J2:Sheet1.J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5">
            <chart:title svg:x="5.853cm" svg:y="7.04cm" chart:style-name="ch6">
              <text:p> number of threads</text:p>
            </chart:title>
          </chart:axis>
          <chart:axis chart:dimension="y" chart:name="primary-y" chart:style-name="ch7">
            <chart:title svg:x="0.001cm" svg:y="6.183cm" chart:style-name="ch8">
              <text:p>speedup / nthreads</text:p>
            </chart:title>
            <chart:grid chart:style-name="ch9" chart:class="major"/>
          </chart:axis>
          <chart:series chart:style-name="ch10" chart:values-cell-range-address="Sheet1.J3:Sheet1.J10" chart:label-cell-address="Sheet1.J2:Sheet1.J2" chart:class="chart:scatter">
            <chart:domain table:cell-range-address="Sheet1.A3:Sheet1.A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4647802800343">
                <text:p>0.924647802800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92107529527559">
                <text:p>0.792107529527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66841452555002">
                <text:p>0.566841452555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37129565352691">
                <text:p>0.337129565352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11788259935191">
                <text:p>0.111788259935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344414370048653">
                <text:p>0.0344414370048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